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ircle draw:style-name="gr1" draw:text-style-name="P1" draw:layer="layout" svg:width="0.25cm" svg:height="0.25cm" svg:x="2.5cm" svg:y="1.5cm">
          <text:p/>
        </draw:circle>
        <draw:circle draw:style-name="gr1" draw:text-style-name="P1" draw:layer="layout" svg:width="0.25cm" svg:height="0.25cm" svg:x="4.75cm" svg:y="1.5cm">
          <text:p/>
        </draw:circle>
        <draw:line draw:style-name="gr2" draw:text-style-name="P1" draw:layer="layout" svg:x1="1cm" svg:y1="1cm" svg:x2="1cm" svg:y2="6.5cm">
          <text:p/>
        </draw:line>
        <draw:line draw:style-name="gr2" draw:text-style-name="P1" draw:layer="layout" svg:x1="1cm" svg:y1="6.5cm" svg:x2="6.5cm" svg:y2="6.5cm">
          <text:p/>
        </draw:line>
        <draw:line draw:style-name="gr3" draw:text-style-name="P1" draw:id="id2" draw:layer="layout" svg:x1="1.5cm" svg:y1="2.5cm" svg:x2="6cm" svg:y2="2cm">
          <text:p/>
        </draw:line>
        <draw:line draw:style-name="gr3" draw:text-style-name="P1" draw:id="id3" draw:layer="layout" svg:x1="1.5cm" svg:y1="4.5cm" svg:x2="6cm" svg:y2="4.75cm">
          <text:p/>
        </draw:line>
        <draw:line draw:style-name="gr3" draw:text-style-name="P1" draw:id="id1" draw:layer="layout" svg:x1="3.75cm" svg:y1="5.75cm" svg:x2="4.5cm" svg:y2="1.5cm">
          <text:p/>
        </draw:line>
        <draw:connector draw:style-name="gr3" draw:text-style-name="P1" draw:layer="layout" draw:type="line" svg:x1="1.492cm" svg:y1="2.171cm" svg:x2="4.125cm" svg:y2="1.5cm" draw:end-shape="id1" draw:end-glue-point="0" svg:d="m1492 2171 2633-671">
          <text:p/>
        </draw:connector>
        <draw:connector draw:style-name="gr3" draw:text-style-name="P1" draw:layer="layout" draw:type="line" svg:x1="4.125cm" svg:y1="5.75cm" svg:x2="5.997cm" svg:y2="4.979cm" draw:start-shape="id1" draw:start-glue-point="2" svg:d="m4125 5750 1872-771">
          <text:p/>
        </draw:connector>
        <draw:connector draw:style-name="gr3" draw:text-style-name="P1" draw:layer="layout" draw:type="line" svg:x1="4.151cm" svg:y1="1.479cm" svg:x2="6cm" svg:y2="2.25cm" draw:end-shape="id2" draw:end-glue-point="1" svg:d="m4151 1479 1849 771">
          <text:p/>
        </draw:connector>
        <draw:connector draw:style-name="gr3" draw:text-style-name="P1" draw:layer="layout" draw:type="line" svg:x1="1.492cm" svg:y1="4.979cm" svg:x2="3.229cm" svg:y2="5.726cm" svg:d="m1492 4979 1737 747">
          <text:p/>
        </draw:connector>
        <draw:circle draw:style-name="gr1" draw:text-style-name="P1" draw:layer="layout" svg:width="0.25cm" svg:height="0.25cm" svg:x="2.5cm" svg:y="5.5cm">
          <text:p/>
        </draw:circle>
        <draw:circle draw:style-name="gr1" draw:text-style-name="P1" draw:layer="layout" svg:width="0.25cm" svg:height="0.25cm" svg:x="4.75cm" svg:y="5.5cm">
          <text:p/>
        </draw:circle>
        <draw:circle draw:style-name="gr1" draw:text-style-name="P1" draw:layer="layout" svg:width="0.25cm" svg:height="0.25cm" svg:x="1.5cm" svg:y="3.5cm">
          <text:p/>
        </draw:circle>
        <draw:circle draw:style-name="gr1" draw:text-style-name="P1" draw:layer="layout" svg:width="0.25cm" svg:height="0.25cm" svg:x="5.75cm" svg:y="3.5cm">
          <text:p/>
        </draw:circle>
        <draw:connector draw:style-name="gr3" draw:text-style-name="P1" draw:layer="layout" draw:type="line" svg:x1="1.492cm" svg:y1="1.764cm" svg:x2="6cm" svg:y2="4.625cm" draw:end-shape="id3" draw:end-glue-point="1" svg:d="m1492 1764 4508 2861">
          <text:p/>
        </draw:connector>
        <draw:connector draw:style-name="gr3" draw:text-style-name="P1" draw:layer="layout" draw:type="line" svg:x1="1.492cm" svg:y1="3.066cm" svg:x2="3.473cm" svg:y2="5.685cm" svg:d="m1492 3066 1981 2619">
          <text:p/>
        </draw:connector>
        <draw:connector draw:style-name="gr3" draw:text-style-name="P1" draw:layer="layout" draw:type="line" svg:x1="1.5cm" svg:y1="4.625cm" svg:x2="5.997cm" svg:y2="2.496cm" draw:start-shape="id3" draw:start-glue-point="3" svg:d="m1500 4625 4497-2129">
          <text:p/>
        </draw:connector>
        <draw:connector draw:style-name="gr3" draw:text-style-name="P1" draw:layer="layout" draw:type="line" svg:x1="6.01cm" svg:y1="3.08cm" svg:x2="2.903cm" svg:y2="5.726cm" svg:d="m6010 3080-3107 2646">
          <text:p/>
        </draw:connector>
        <draw:line draw:style-name="gr3" draw:text-style-name="P1" draw:layer="layout" svg:x1="2.5cm" svg:y1="1.5cm" svg:x2="1.5cm" svg:y2="5.5cm">
          <text:p/>
        </draw:line>
        <draw:circle draw:style-name="gr1" draw:text-style-name="P1" draw:layer="layout" svg:width="0.25cm" svg:height="0.25cm" svg:x="2.5cm" svg:y="1.5cm">
          <text:p/>
        </draw:circle>
        <draw:line draw:style-name="gr3" draw:text-style-name="P1" draw:layer="layout" svg:x1="5cm" svg:y1="1.5cm" svg:x2="5.5cm" svg:y2="5.75cm">
          <text:p/>
        </draw:line>
        <draw:connector draw:style-name="gr3" draw:text-style-name="P1" draw:layer="layout" draw:type="line" svg:x1="3.459cm" svg:y1="1.451cm" svg:x2="5.943cm" svg:y2="4.165cm" svg:d="m3459 1451 2484 2714">
          <text:p/>
        </draw:connector>
        <draw:connector draw:style-name="gr3" draw:text-style-name="P1" draw:layer="layout" draw:type="line" svg:x1="3.215cm" svg:y1="1.506cm" svg:x2="1.492cm" svg:y2="4.26cm" svg:d="m3215 1506-1723 27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fred Truong</meta:initial-creator>
    <meta:creation-date>2009-01-21T21:44:45.27</meta:creation-date>
    <dc:date>2009-02-11T16:55:59.53</dc:date>
    <meta:editing-duration>PT00H18M45S</meta:editing-duration>
    <meta:editing-cycles>4</meta:editing-cycles>
    <meta:generator>OpenOffice.org/3.0$Win32 OpenOffice.org_project/300m15$Build-9379</meta:generator>
    <meta:document-statistic meta:object-count="24"/>
  </office:meta>
</office:document-meta>
</file>